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e0bd1" officeooo:paragraph-rsid="000388a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officeooo:rsid="000388a3" officeooo:paragraph-rsid="000388a3"/>
    </style:style>
    <style:style style:name="P3" style:family="paragraph" style:parent-style-name="Standard">
      <style:paragraph-properties fo:text-align="start" style:justify-single-word="false"/>
      <style:text-properties fo:font-size="16pt" officeooo:rsid="000388a3" officeooo:paragraph-rsid="000388a3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bold" officeooo:rsid="00209e4e" officeooo:paragraph-rsid="000388a3" style:font-style-asian="normal" style:font-weight-asian="bold" style:font-style-complex="normal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bold" officeooo:rsid="001f37b2" officeooo:paragraph-rsid="000388a3" style:font-style-asian="normal" style:font-weight-asian="bold" style:font-style-complex="normal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1ed25c" officeooo:paragraph-rsid="000388a3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bold" officeooo:rsid="001ed25c" officeooo:paragraph-rsid="000388a3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eb Referesher - HTTP - Verbs</text:p>
      <text:p text:style-name="P3"/>
      <text:p text:style-name="P1">Verbs</text:p>
      <text:list xml:id="list2367714678" text:style-name="L1">
        <text:list-item>
          <text:p text:style-name="P6">HTTP verbs communicate the action that should be performed on the host which is specified by the URL.</text:p>
        </text:list-item>
        <text:list-item>
          <text:p text:style-name="P6">There are a few actions that HTTP has formalized which can be used universally on all kinds of application. These request verbs are:</text:p>
          <text:list>
            <text:list-item>
              <text:p text:style-name="P7">GET<text:span text:style-name="T1"> : </text:span><text:span text:style-name="T2">fetch</text:span><text:span text:style-name="T3"> an existing resource. The URL contains all the necessary information the server needs to locate and return the resource.</text:span></text:p>
            </text:list-item>
            <text:list-item>
              <text:p text:style-name="P7">POST<text:span text:style-name="T1"> : </text:span><text:span text:style-name="T2">create</text:span><text:span text:style-name="T3"> a new resource. POST requests usually carry a payload that specifies the data for the new resource.</text:span></text:p>
            </text:list-item>
            <text:list-item>
              <text:p text:style-name="P7">PUT <text:span text:style-name="T1">: </text:span><text:span text:style-name="T2">update</text:span><text:span text:style-name="T3"> an existing resource. The payload may contain the updated data for the resource.</text:span></text:p>
            </text:list-item>
            <text:list-item>
              <text:p text:style-name="P7">DELETE <text:span text:style-name="T1">:</text:span><text:span text:style-name="T2"> delete</text:span><text:span text:style-name="T3"> an existing resource.</text:span><text:span text:style-name="T2"> </text:span></text:p>
              <text:p text:style-name="P7"><text:span text:style-name="T2"/></text:p>
            </text:list-item>
          </text:list>
        </text:list-item>
        <text:list-item>
          <text:p text:style-name="P5"><text:span text:style-name="T1">Some lesser used verbs that HTTP supports are:</text:span></text:p>
          <text:list>
            <text:list-item>
              <text:p text:style-name="P5">HEAD <text:span text:style-name="T1">: similar to GET, but without the message body. It's used to retrieve the server headers for a particular resource, generally to check if the resource has changed, via timestamps.</text:span></text:p>
            </text:list-item>
            <text:list-item>
              <text:p text:style-name="P5">TRACE<text:span text:style-name="T1"> : used to retrieve the hops that a request takes to round trip from the server. Each intermediate proxy or gateway would inject its IP or DNS name into the </text:span><text:span text:style-name="T2">Via</text:span><text:span text:style-name="T1"> header field. This can be used for diagnostic purposes.</text:span></text:p>
            </text:list-item>
            <text:list-item>
              <text:p text:style-name="P4">OPTIONS<text:span text:style-name="T1"> : used to retrieve the server capabilities. On the client-side, it can be used to modify the request based on what the server can support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17:58:23.448912481</meta:creation-date>
    <dc:date>2021-12-05T17:58:54.879783818</dc:date>
    <meta:editing-duration>PT31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229" meta:character-count="1251" meta:non-whitespace-character-count="1044"/>
  </office:meta>
</office:document-meta>
</file>